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1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234972">
            <text:p>234972</text:p>
          </table:table-cell>
          <table:table-cell office:value-type="float" office:value="691">
            <text:p>691</text:p>
          </table:table-cell>
          <table:table-cell office:value-type="float" office:value="235981.4">
            <text:p>235981,4</text:p>
          </table:table-cell>
          <table:table-cell office:value-type="float" office:value="694.6">
            <text:p>694,6</text:p>
          </table:table-cell>
          <table:table-cell office:value-type="float" office:value="235109">
            <text:p>235109</text:p>
          </table:table-cell>
          <table:table-cell office:value-type="float" office:value="697">
            <text:p>697</text:p>
          </table:table-cell>
          <table:table-cell office:value-type="float" office:value="218361">
            <text:p>218361</text:p>
          </table:table-cell>
          <table:table-cell office:value-type="float" office:value="693">
            <text:p>693</text:p>
          </table:table-cell>
          <table:table-cell office:value-type="float" office:value="223480.2">
            <text:p>223480,2</text:p>
          </table:table-cell>
          <table:table-cell office:value-type="float" office:value="698.8">
            <text:p>698,8</text:p>
          </table:table-cell>
          <table:table-cell office:value-type="float" office:value="234785">
            <text:p>234785</text:p>
          </table:table-cell>
          <table:table-cell office:value-type="float" office:value="704">
            <text:p>704</text:p>
          </table:table-cell>
          <table:table-cell office:value-type="float" office:value="206248">
            <text:p>206248</text:p>
          </table:table-cell>
          <table:table-cell office:value-type="float" office:value="698">
            <text:p>698</text:p>
          </table:table-cell>
          <table:table-cell office:value-type="float" office:value="200580">
            <text:p>200580</text:p>
          </table:table-cell>
          <table:table-cell office:value-type="float" office:value="706.2">
            <text:p>706,2</text:p>
          </table:table-cell>
          <table:table-cell office:value-type="float" office:value="190250">
            <text:p>190250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1746496">
            <text:p>1746496</text:p>
          </table:table-cell>
          <table:table-cell office:value-type="float" office:value="668">
            <text:p>668</text:p>
          </table:table-cell>
          <table:table-cell office:value-type="float" office:value="1734617.4">
            <text:p>1734617,4</text:p>
          </table:table-cell>
          <table:table-cell office:value-type="float" office:value="671.8">
            <text:p>671,8</text:p>
          </table:table-cell>
          <table:table-cell office:value-type="float" office:value="1711351">
            <text:p>1711351</text:p>
          </table:table-cell>
          <table:table-cell office:value-type="float" office:value="676">
            <text:p>676</text:p>
          </table:table-cell>
          <table:table-cell office:value-type="float" office:value="1755653">
            <text:p>1755653</text:p>
          </table:table-cell>
          <table:table-cell office:value-type="float" office:value="674">
            <text:p>674</text:p>
          </table:table-cell>
          <table:table-cell office:value-type="float" office:value="1711895.2">
            <text:p>1711895,2</text:p>
          </table:table-cell>
          <table:table-cell office:value-type="float" office:value="677.2">
            <text:p>677,2</text:p>
          </table:table-cell>
          <table:table-cell office:value-type="float" office:value="1564662">
            <text:p>1564662</text:p>
          </table:table-cell>
          <table:table-cell office:value-type="float" office:value="682">
            <text:p>682</text:p>
          </table:table-cell>
          <table:table-cell office:value-type="float" office:value="1432418">
            <text:p>1432418</text:p>
          </table:table-cell>
          <table:table-cell office:value-type="float" office:value="671">
            <text:p>671</text:p>
          </table:table-cell>
          <table:table-cell office:value-type="float" office:value="1498327.2">
            <text:p>1498327,2</text:p>
          </table:table-cell>
          <table:table-cell office:value-type="float" office:value="676.8">
            <text:p>676,8</text:p>
          </table:table-cell>
          <table:table-cell office:value-type="float" office:value="1528722">
            <text:p>1528722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2123569">
            <text:p>12123569</text:p>
          </table:table-cell>
          <table:table-cell office:value-type="float" office:value="664">
            <text:p>664</text:p>
          </table:table-cell>
          <table:table-cell office:value-type="float" office:value="12784323.2">
            <text:p>12784323,2</text:p>
          </table:table-cell>
          <table:table-cell office:value-type="float" office:value="664">
            <text:p>664</text:p>
          </table:table-cell>
          <table:table-cell office:value-type="float" office:value="13501614">
            <text:p>13501614</text:p>
          </table:table-cell>
          <table:table-cell office:value-type="float" office:value="664">
            <text:p>664</text:p>
          </table:table-cell>
          <table:table-cell office:value-type="float" office:value="13621960">
            <text:p>13621960</text:p>
          </table:table-cell>
          <table:table-cell office:value-type="float" office:value="663">
            <text:p>663</text:p>
          </table:table-cell>
          <table:table-cell office:value-type="float" office:value="12826152.2">
            <text:p>12826152,2</text:p>
          </table:table-cell>
          <table:table-cell office:value-type="float" office:value="663.8">
            <text:p>663,8</text:p>
          </table:table-cell>
          <table:table-cell office:value-type="float" office:value="12957582">
            <text:p>12957582</text:p>
          </table:table-cell>
          <table:table-cell office:value-type="float" office:value="664">
            <text:p>664</text:p>
          </table:table-cell>
          <table:table-cell office:value-type="float" office:value="10854844">
            <text:p>10854844</text:p>
          </table:table-cell>
          <table:table-cell office:value-type="float" office:value="664">
            <text:p>664</text:p>
          </table:table-cell>
          <table:table-cell office:value-type="float" office:value="11564891">
            <text:p>11564891</text:p>
          </table:table-cell>
          <table:table-cell office:value-type="float" office:value="664">
            <text:p>664</text:p>
          </table:table-cell>
          <table:table-cell office:value-type="float" office:value="12169315">
            <text:p>12169315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97454995">
            <text:p>97454995</text:p>
          </table:table-cell>
          <table:table-cell office:value-type="float" office:value="664">
            <text:p>664</text:p>
          </table:table-cell>
          <table:table-cell office:value-type="float" office:value="99599230.8">
            <text:p>99599230,8</text:p>
          </table:table-cell>
          <table:table-cell office:value-type="float" office:value="664">
            <text:p>664</text:p>
          </table:table-cell>
          <table:table-cell office:value-type="float" office:value="101917697">
            <text:p>101917697</text:p>
          </table:table-cell>
          <table:table-cell office:value-type="float" office:value="664">
            <text:p>664</text:p>
          </table:table-cell>
          <table:table-cell office:value-type="float" office:value="96644230">
            <text:p>96644230</text:p>
          </table:table-cell>
          <table:table-cell office:value-type="float" office:value="664">
            <text:p>664</text:p>
          </table:table-cell>
          <table:table-cell office:value-type="float" office:value="97363264">
            <text:p>97363264</text:p>
          </table:table-cell>
          <table:table-cell office:value-type="float" office:value="664">
            <text:p>664</text:p>
          </table:table-cell>
          <table:table-cell office:value-type="float" office:value="98834718">
            <text:p>98834718</text:p>
          </table:table-cell>
          <table:table-cell office:value-type="float" office:value="664">
            <text:p>664</text:p>
          </table:table-cell>
          <table:table-cell office:value-type="float" office:value="92241045">
            <text:p>92241045</text:p>
          </table:table-cell>
          <table:table-cell office:value-type="float" office:value="664">
            <text:p>664</text:p>
          </table:table-cell>
          <table:table-cell office:value-type="float" office:value="94862620">
            <text:p>94862620</text:p>
          </table:table-cell>
          <table:table-cell office:value-type="float" office:value="664">
            <text:p>664</text:p>
          </table:table-cell>
          <table:table-cell office:value-type="float" office:value="97161387">
            <text:p>97161387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10C.F31" table:end-x="3.378cm" table:end-y="0.057cm" draw:z-index="0" draw:style-name="gr1" svg:width="22.543cm" svg:height="10.895cm" svg:x="0.001cm" svg:y="0.001cm">
              <draw:object draw:notify-on-update-of-ranges="10C.A1:10C.A1 10C.B1:10C.B1 10C.B2:10C.B5 10C.A2:10C.A5 10C.D1:10C.D1 10C.D2:10C.D5 10C.C2:10C.C5 10C.F1:10C.F1 10C.F2:10C.F5 10C.E2:10C.E5 10C.H1:10C.H1 10C.H2:10C.H5 10C.G2:10C.G5 10C.J1:10C.J1 10C.J2:10C.J5 10C.I2:10C.I5 10C.L1:10C.L1 10C.L2:10C.L5 10C.K2:10C.K5 10C.N1:10C.N1 10C.N2:10C.N5 10C.M2:10C.M5 10C.P1:10C.P1 10C.P2:10C.P5 10C.O2:10C.O5 10C.R1:10C.R1 10C.R2:10C.R5 10C.Q2:10C.Q5 10C.T1:10C.T1 10C.T2:10C.T5 10C.S2:10C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61537351">
            <text:p>6153735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101372">
            <text:p>6210137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362930">
            <text:p>6136293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775319">
            <text:p>61775319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062621">
            <text:p>6206262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6:.R20])/5" office:value-type="float" office:value="61767918.6">
            <text:p>61767918,6</text:p>
          </table:table-cell>
          <table:table-cell table:number-columns-repeated="2"/>
        </table:table-row>
      </table:table>
      <table:table table:name="10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244444">
            <text:p>244444</text:p>
          </table:table-cell>
          <table:table-cell office:value-type="float" office:value="694">
            <text:p>694</text:p>
          </table:table-cell>
          <table:table-cell office:value-type="float" office:value="255450.6">
            <text:p>255450,6</text:p>
          </table:table-cell>
          <table:table-cell office:value-type="float" office:value="703.4">
            <text:p>703,4</text:p>
          </table:table-cell>
          <table:table-cell office:value-type="float" office:value="255241">
            <text:p>255241</text:p>
          </table:table-cell>
          <table:table-cell office:value-type="float" office:value="716">
            <text:p>716</text:p>
          </table:table-cell>
          <table:table-cell office:value-type="float" office:value="221947">
            <text:p>221947</text:p>
          </table:table-cell>
          <table:table-cell office:value-type="float" office:value="697">
            <text:p>697</text:p>
          </table:table-cell>
          <table:table-cell office:value-type="float" office:value="213023.8">
            <text:p>213023,8</text:p>
          </table:table-cell>
          <table:table-cell office:value-type="float" office:value="715.4">
            <text:p>715,4</text:p>
          </table:table-cell>
          <table:table-cell office:value-type="float" office:value="211472">
            <text:p>211472</text:p>
          </table:table-cell>
          <table:table-cell office:value-type="float" office:value="733">
            <text:p>733</text:p>
          </table:table-cell>
          <table:table-cell office:value-type="float" office:value="182908">
            <text:p>182908</text:p>
          </table:table-cell>
          <table:table-cell office:value-type="float" office:value="692">
            <text:p>692</text:p>
          </table:table-cell>
          <table:table-cell office:value-type="float" office:value="188185">
            <text:p>188185</text:p>
          </table:table-cell>
          <table:table-cell office:value-type="float" office:value="704.4">
            <text:p>704,4</text:p>
          </table:table-cell>
          <table:table-cell office:value-type="float" office:value="176023">
            <text:p>176023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1594401">
            <text:p>1594401</text:p>
          </table:table-cell>
          <table:table-cell office:value-type="float" office:value="673">
            <text:p>673</text:p>
          </table:table-cell>
          <table:table-cell office:value-type="float" office:value="1601077.8">
            <text:p>1601077,8</text:p>
          </table:table-cell>
          <table:table-cell office:value-type="float" office:value="679.2">
            <text:p>679,2</text:p>
          </table:table-cell>
          <table:table-cell office:value-type="float" office:value="1613305">
            <text:p>1613305</text:p>
          </table:table-cell>
          <table:table-cell office:value-type="float" office:value="684">
            <text:p>684</text:p>
          </table:table-cell>
          <table:table-cell office:value-type="float" office:value="1320886">
            <text:p>1320886</text:p>
          </table:table-cell>
          <table:table-cell office:value-type="float" office:value="682">
            <text:p>682</text:p>
          </table:table-cell>
          <table:table-cell office:value-type="float" office:value="1334713.2">
            <text:p>1334713,2</text:p>
          </table:table-cell>
          <table:table-cell office:value-type="float" office:value="686">
            <text:p>686</text:p>
          </table:table-cell>
          <table:table-cell office:value-type="float" office:value="1323327">
            <text:p>1323327</text:p>
          </table:table-cell>
          <table:table-cell office:value-type="float" office:value="690">
            <text:p>690</text:p>
          </table:table-cell>
          <table:table-cell office:value-type="float" office:value="1245350">
            <text:p>1245350</text:p>
          </table:table-cell>
          <table:table-cell office:value-type="float" office:value="677">
            <text:p>677</text:p>
          </table:table-cell>
          <table:table-cell office:value-type="float" office:value="1318084">
            <text:p>1318084</text:p>
          </table:table-cell>
          <table:table-cell office:value-type="float" office:value="682.6">
            <text:p>682,6</text:p>
          </table:table-cell>
          <table:table-cell office:value-type="float" office:value="1290060">
            <text:p>1290060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3077719">
            <text:p>13077719</text:p>
          </table:table-cell>
          <table:table-cell office:value-type="float" office:value="665">
            <text:p>665</text:p>
          </table:table-cell>
          <table:table-cell office:value-type="float" office:value="12776514.6">
            <text:p>12776514,6</text:p>
          </table:table-cell>
          <table:table-cell office:value-type="float" office:value="667.4">
            <text:p>667,4</text:p>
          </table:table-cell>
          <table:table-cell office:value-type="float" office:value="12198327">
            <text:p>12198327</text:p>
          </table:table-cell>
          <table:table-cell office:value-type="float" office:value="670">
            <text:p>670</text:p>
          </table:table-cell>
          <table:table-cell office:value-type="float" office:value="10852477">
            <text:p>10852477</text:p>
          </table:table-cell>
          <table:table-cell office:value-type="float" office:value="664">
            <text:p>664</text:p>
          </table:table-cell>
          <table:table-cell office:value-type="float" office:value="11318656">
            <text:p>11318656</text:p>
          </table:table-cell>
          <table:table-cell office:value-type="float" office:value="670">
            <text:p>670</text:p>
          </table:table-cell>
          <table:table-cell office:value-type="float" office:value="11283539">
            <text:p>11283539</text:p>
          </table:table-cell>
          <table:table-cell office:value-type="float" office:value="674">
            <text:p>674</text:p>
          </table:table-cell>
          <table:table-cell office:value-type="float" office:value="10987580">
            <text:p>10987580</text:p>
          </table:table-cell>
          <table:table-cell office:value-type="float" office:value="665">
            <text:p>665</text:p>
          </table:table-cell>
          <table:table-cell office:value-type="float" office:value="10915644">
            <text:p>10915644</text:p>
          </table:table-cell>
          <table:table-cell office:value-type="float" office:value="669">
            <text:p>669</text:p>
          </table:table-cell>
          <table:table-cell office:value-type="float" office:value="11217209">
            <text:p>11217209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111008388">
            <text:p>111008388</text:p>
          </table:table-cell>
          <table:table-cell office:value-type="float" office:value="662">
            <text:p>662</text:p>
          </table:table-cell>
          <table:table-cell office:value-type="float" office:value="108637357.6">
            <text:p>108637357,6</text:p>
          </table:table-cell>
          <table:table-cell office:value-type="float" office:value="663.6">
            <text:p>663,6</text:p>
          </table:table-cell>
          <table:table-cell office:value-type="float" office:value="112905733">
            <text:p>112905733</text:p>
          </table:table-cell>
          <table:table-cell office:value-type="float" office:value="664">
            <text:p>664</text:p>
          </table:table-cell>
          <table:table-cell office:value-type="float" office:value="101348717">
            <text:p>101348717</text:p>
          </table:table-cell>
          <table:table-cell office:value-type="float" office:value="662">
            <text:p>662</text:p>
          </table:table-cell>
          <table:table-cell office:value-type="float" office:value="103177922.8">
            <text:p>103177922,8</text:p>
          </table:table-cell>
          <table:table-cell office:value-type="float" office:value="663.2">
            <text:p>663,2</text:p>
          </table:table-cell>
          <table:table-cell office:value-type="float" office:value="104858063">
            <text:p>104858063</text:p>
          </table:table-cell>
          <table:table-cell office:value-type="float" office:value="664">
            <text:p>664</text:p>
          </table:table-cell>
          <table:table-cell office:value-type="float" office:value="97655666">
            <text:p>97655666</text:p>
          </table:table-cell>
          <table:table-cell office:value-type="float" office:value="661">
            <text:p>661</text:p>
          </table:table-cell>
          <table:table-cell office:value-type="float" office:value="99576387.2">
            <text:p>99576387,2</text:p>
          </table:table-cell>
          <table:table-cell office:value-type="float" office:value="663.2">
            <text:p>663,2</text:p>
          </table:table-cell>
          <table:table-cell office:value-type="float" office:value="101098600">
            <text:p>10109860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100C.F31" table:end-x="3.378cm" table:end-y="0.057cm" draw:z-index="0" draw:style-name="gr1" svg:width="22.543cm" svg:height="10.895cm" svg:x="0.001cm" svg:y="0.001cm">
              <draw:object draw:notify-on-update-of-ranges="100C.A1:100C.A1 100C.B1:100C.B1 100C.B2:100C.B5 100C.A2:100C.A5 100C.D1:100C.D1 100C.D2:100C.D5 100C.C2:100C.C5 100C.F1:100C.F1 100C.F2:100C.F5 100C.E2:100C.E5 100C.H1:100C.H1 100C.H2:100C.H5 100C.G2:100C.G5 100C.J1:100C.J1 100C.J2:100C.J5 100C.I2:100C.I5 100C.L1:100C.L1 100C.L2:100C.L5 100C.K2:100C.K5 100C.N1:100C.N1 100C.N2:100C.N5 100C.M2:100C.M5 100C.P1:100C.P1 100C.P2:100C.P5 100C.O2:100C.O5 100C.R1:100C.R1 100C.R2:100C.R5 100C.Q2:100C.Q5 100C.T1:100C.T1 100C.T2:100C.T5 100C.S2:100C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4" office:value-type="float" office:value="664">
            <text:p>664</text:p>
          </table:table-cell>
          <table:table-cell table:style-name="ce7" office:value-type="float" office:value="98120431">
            <text:p>98120431</text:p>
          </table:table-cell>
          <table:table-cell table:number-columns-repeated="5"/>
          <table:table-cell table:style-name="ce4" office:value-type="float" office:value="664">
            <text:p>664</text:p>
          </table:table-cell>
          <table:table-cell table:style-name="ce7" office:value-type="float" office:value="100032917">
            <text:p>100032917</text:p>
          </table:table-cell>
          <table:table-cell/>
        </table:table-row>
        <table:table-row table:style-name="ro1">
          <table:table-cell table:number-columns-repeated="6"/>
          <table:table-cell table:style-name="ce4" office:value-type="float" office:value="664">
            <text:p>664</text:p>
          </table:table-cell>
          <table:table-cell table:style-name="ce7" office:value-type="float" office:value="112905733">
            <text:p>112905733</text:p>
          </table:table-cell>
          <table:table-cell table:number-columns-repeated="2"/>
          <table:table-cell table:style-name="ce5" office:value-type="float" office:value="662">
            <text:p>662</text:p>
          </table:table-cell>
          <table:table-cell table:style-name="ce3" office:value-type="float" office:value="101348717">
            <text:p>101348717</text:p>
          </table:table-cell>
          <table:table-cell table:number-columns-repeated="5"/>
          <table:table-cell table:style-name="ce5" office:value-type="float" office:value="664">
            <text:p>664</text:p>
          </table:table-cell>
          <table:table-cell table:style-name="ce3" office:value-type="float" office:value="98286368">
            <text:p>98286368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float" office:value="664">
            <text:p>664</text:p>
          </table:table-cell>
          <table:table-cell table:style-name="ce3" office:value-type="float" office:value="107651375">
            <text:p>107651375</text:p>
          </table:table-cell>
          <table:table-cell table:number-columns-repeated="2"/>
          <table:table-cell table:style-name="ce5" office:value-type="float" office:value="664">
            <text:p>664</text:p>
          </table:table-cell>
          <table:table-cell table:style-name="ce3" office:value-type="float" office:value="104858063">
            <text:p>104858063</text:p>
          </table:table-cell>
          <table:table-cell table:number-columns-repeated="5"/>
          <table:table-cell table:style-name="ce5" office:value-type="float" office:value="663">
            <text:p>663</text:p>
          </table:table-cell>
          <table:table-cell table:style-name="ce3" office:value-type="float" office:value="100808385">
            <text:p>100808385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float" office:value="664">
            <text:p>664</text:p>
          </table:table-cell>
          <table:table-cell table:style-name="ce3" office:value-type="float" office:value="106766040">
            <text:p>106766040</text:p>
          </table:table-cell>
          <table:table-cell table:number-columns-repeated="2"/>
          <table:table-cell table:style-name="ce5" office:value-type="float" office:value="663">
            <text:p>663</text:p>
          </table:table-cell>
          <table:table-cell table:style-name="ce3" office:value-type="float" office:value="107509101">
            <text:p>107509101</text:p>
          </table:table-cell>
          <table:table-cell table:number-columns-repeated="5"/>
          <table:table-cell table:style-name="ce5" office:value-type="float" office:value="664">
            <text:p>664</text:p>
          </table:table-cell>
          <table:table-cell table:style-name="ce3" office:value-type="float" office:value="101098600">
            <text:p>101098600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float" office:value="662">
            <text:p>662</text:p>
          </table:table-cell>
          <table:table-cell table:style-name="ce3" office:value-type="float" office:value="111008388">
            <text:p>111008388</text:p>
          </table:table-cell>
          <table:table-cell table:number-columns-repeated="2"/>
          <table:table-cell table:style-name="ce6" office:value-type="float" office:value="663">
            <text:p>663</text:p>
          </table:table-cell>
          <table:table-cell table:style-name="ce8" office:value-type="float" office:value="104053302">
            <text:p>104053302</text:p>
          </table:table-cell>
          <table:table-cell table:number-columns-repeated="5"/>
          <table:table-cell table:style-name="ce6" office:value-type="float" office:value="661">
            <text:p>661</text:p>
          </table:table-cell>
          <table:table-cell table:style-name="ce8" office:value-type="float" office:value="97655666">
            <text:p>97655666</text:p>
          </table:table-cell>
          <table:table-cell/>
        </table:table-row>
        <table:table-row table:style-name="ro1">
          <table:table-cell table:number-columns-repeated="6"/>
          <table:table-cell table:style-name="ce6" office:value-type="float" office:value="664">
            <text:p>664</text:p>
          </table:table-cell>
          <table:table-cell table:style-name="ce8" office:value-type="float" office:value="104855252">
            <text:p>104855252</text:p>
          </table:table-cell>
          <table:table-cell table:number-columns-repeated="2"/>
          <table:table-cell table:formula="of:= SUM ([.K9:.K13])/5" office:value-type="float" office:value="663.2">
            <text:p>663,2</text:p>
          </table:table-cell>
          <table:table-cell table:formula="of:= SUM ([.L9:.L13])/5" office:value-type="float" office:value="103177922.8">
            <text:p>103177922,8</text:p>
          </table:table-cell>
          <table:table-cell table:number-columns-repeated="5"/>
          <table:table-cell table:formula="of:= SUM ([.R9:.R13])/5" office:value-type="float" office:value="663.2">
            <text:p>663,2</text:p>
          </table:table-cell>
          <table:table-cell table:formula="of:= SUM ([.S9:.S13])/5" office:value-type="float" office:value="99576387.2">
            <text:p>99576387,2</text:p>
          </table:table-cell>
          <table:table-cell/>
        </table:table-row>
        <table:table-row table:style-name="ro1">
          <table:table-cell table:number-columns-repeated="6"/>
          <table:table-cell table:formula="of:= SUM ([.G10:.G14])/5" office:value-type="float" office:value="663.6">
            <text:p>663,6</text:p>
          </table:table-cell>
          <table:table-cell table:formula="of:= SUM ([.H10:.H14])/5" office:value-type="float" office:value="108637357.6">
            <text:p>108637357,6</text:p>
          </table:table-cell>
          <table:table-cell table:number-columns-repeated="12"/>
        </table:table-row>
      </table:table>
      <table:table table:name="1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office:value-type="float" office:value="229530">
            <text:p>229530</text:p>
          </table:table-cell>
          <table:table-cell office:value-type="float" office:value="683">
            <text:p>683</text:p>
          </table:table-cell>
          <table:table-cell office:value-type="float" office:value="217814">
            <text:p>217814</text:p>
          </table:table-cell>
          <table:table-cell office:value-type="float" office:value="690.6">
            <text:p>690,6</text:p>
          </table:table-cell>
          <table:table-cell office:value-type="float" office:value="223597">
            <text:p>223597</text:p>
          </table:table-cell>
          <table:table-cell office:value-type="float" office:value="694">
            <text:p>694</text:p>
          </table:table-cell>
          <table:table-cell office:value-type="float" office:value="227681">
            <text:p>227681</text:p>
          </table:table-cell>
          <table:table-cell office:value-type="float" office:value="689">
            <text:p>689</text:p>
          </table:table-cell>
          <table:table-cell office:value-type="float" office:value="225859.8">
            <text:p>225859,8</text:p>
          </table:table-cell>
          <table:table-cell office:value-type="float" office:value="698.2">
            <text:p>698,2</text:p>
          </table:table-cell>
          <table:table-cell office:value-type="float" office:value="213757">
            <text:p>213757</text:p>
          </table:table-cell>
          <table:table-cell office:value-type="float" office:value="704">
            <text:p>704</text:p>
          </table:table-cell>
          <table:table-cell office:value-type="float" office:value="241374">
            <text:p>241374</text:p>
          </table:table-cell>
          <table:table-cell office:value-type="float" office:value="677">
            <text:p>677</text:p>
          </table:table-cell>
          <table:table-cell office:value-type="float" office:value="234037">
            <text:p>234037</text:p>
          </table:table-cell>
          <table:table-cell office:value-type="float" office:value="690">
            <text:p>690</text:p>
          </table:table-cell>
          <table:table-cell office:value-type="float" office:value="219826">
            <text:p>219826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office:value-type="float" office:value="1656242">
            <text:p>1656242</text:p>
          </table:table-cell>
          <table:table-cell office:value-type="float" office:value="669">
            <text:p>669</text:p>
          </table:table-cell>
          <table:table-cell office:value-type="float" office:value="1629317.6">
            <text:p>1629317,6</text:p>
          </table:table-cell>
          <table:table-cell office:value-type="float" office:value="672.4">
            <text:p>672,4</text:p>
          </table:table-cell>
          <table:table-cell office:value-type="float" office:value="1692489">
            <text:p>1692489</text:p>
          </table:table-cell>
          <table:table-cell office:value-type="float" office:value="676">
            <text:p>676</text:p>
          </table:table-cell>
          <table:table-cell office:value-type="float" office:value="1659493">
            <text:p>1659493</text:p>
          </table:table-cell>
          <table:table-cell office:value-type="float" office:value="671">
            <text:p>671</text:p>
          </table:table-cell>
          <table:table-cell office:value-type="float" office:value="1731268">
            <text:p>1731268</text:p>
          </table:table-cell>
          <table:table-cell office:value-type="float" office:value="674">
            <text:p>674</text:p>
          </table:table-cell>
          <table:table-cell office:value-type="float" office:value="1794750">
            <text:p>1794750</text:p>
          </table:table-cell>
          <table:table-cell office:value-type="float" office:value="676">
            <text:p>676</text:p>
          </table:table-cell>
          <table:table-cell office:value-type="float" office:value="1577229">
            <text:p>1577229</text:p>
          </table:table-cell>
          <table:table-cell office:value-type="float" office:value="672">
            <text:p>672</text:p>
          </table:table-cell>
          <table:table-cell office:value-type="float" office:value="1599215">
            <text:p>1599215</text:p>
          </table:table-cell>
          <table:table-cell office:value-type="float" office:value="675">
            <text:p>675</text:p>
          </table:table-cell>
          <table:table-cell office:value-type="float" office:value="1548377">
            <text:p>1548377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office:value-type="float" office:value="13008018">
            <text:p>13008018</text:p>
          </table:table-cell>
          <table:table-cell office:value-type="float" office:value="664">
            <text:p>664</text:p>
          </table:table-cell>
          <table:table-cell office:value-type="float" office:value="12842439.8">
            <text:p>12842439,8</text:p>
          </table:table-cell>
          <table:table-cell office:value-type="float" office:value="666">
            <text:p>666</text:p>
          </table:table-cell>
          <table:table-cell office:value-type="float" office:value="13117779">
            <text:p>13117779</text:p>
          </table:table-cell>
          <table:table-cell office:value-type="float" office:value="667">
            <text:p>667</text:p>
          </table:table-cell>
          <table:table-cell office:value-type="float" office:value="11684354">
            <text:p>11684354</text:p>
          </table:table-cell>
          <table:table-cell office:value-type="float" office:value="664">
            <text:p>664</text:p>
          </table:table-cell>
          <table:table-cell office:value-type="float" office:value="12239985">
            <text:p>12239985</text:p>
          </table:table-cell>
          <table:table-cell office:value-type="float" office:value="664">
            <text:p>664</text:p>
          </table:table-cell>
          <table:table-cell office:value-type="float" office:value="13096772">
            <text:p>13096772</text:p>
          </table:table-cell>
          <table:table-cell office:value-type="float" office:value="664">
            <text:p>664</text:p>
          </table:table-cell>
          <table:table-cell office:value-type="float" office:value="14019856">
            <text:p>14019856</text:p>
          </table:table-cell>
          <table:table-cell office:value-type="float" office:value="664">
            <text:p>664</text:p>
          </table:table-cell>
          <table:table-cell office:value-type="float" office:value="13334499.2">
            <text:p>13334499,2</text:p>
          </table:table-cell>
          <table:table-cell office:value-type="float" office:value="666.4">
            <text:p>666,4</text:p>
          </table:table-cell>
          <table:table-cell office:value-type="float" office:value="12909878">
            <text:p>12909878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office:value-type="float" office:value="99660314">
            <text:p>99660314</text:p>
          </table:table-cell>
          <table:table-cell office:value-type="float" office:value="662">
            <text:p>662</text:p>
          </table:table-cell>
          <table:table-cell office:value-type="float" office:value="99965494.2">
            <text:p>99965494,2</text:p>
          </table:table-cell>
          <table:table-cell office:value-type="float" office:value="664.2">
            <text:p>664,2</text:p>
          </table:table-cell>
          <table:table-cell office:value-type="float" office:value="102765888">
            <text:p>102765888</text:p>
          </table:table-cell>
          <table:table-cell office:value-type="float" office:value="665">
            <text:p>665</text:p>
          </table:table-cell>
          <table:table-cell office:value-type="float" office:value="96049085">
            <text:p>96049085</text:p>
          </table:table-cell>
          <table:table-cell office:value-type="float" office:value="664">
            <text:p>664</text:p>
          </table:table-cell>
          <table:table-cell office:value-type="float" office:value="100126773.8">
            <text:p>100126773,8</text:p>
          </table:table-cell>
          <table:table-cell office:value-type="float" office:value="664">
            <text:p>664</text:p>
          </table:table-cell>
          <table:table-cell office:value-type="float" office:value="104865828">
            <text:p>104865828</text:p>
          </table:table-cell>
          <table:table-cell office:value-type="float" office:value="664">
            <text:p>664</text:p>
          </table:table-cell>
          <table:table-cell office:value-type="float" office:value="99276632">
            <text:p>99276632</text:p>
          </table:table-cell>
          <table:table-cell office:value-type="float" office:value="658">
            <text:p>658</text:p>
          </table:table-cell>
          <table:table-cell office:value-type="float" office:value="100538535">
            <text:p>100538535</text:p>
          </table:table-cell>
          <table:table-cell office:value-type="float" office:value="663.8">
            <text:p>663,8</text:p>
          </table:table-cell>
          <table:table-cell office:value-type="float" office:value="100798352">
            <text:p>100798352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10C_OI.F31" table:end-x="3.378cm" table:end-y="0.057cm" draw:z-index="0" draw:style-name="gr1" svg:width="22.543cm" svg:height="10.895cm" svg:x="0.001cm" svg:y="0.001cm">
              <draw:object draw:notify-on-update-of-ranges="10C_OI.A1:10C_OI.A1 10C_OI.B1:10C_OI.B1 10C_OI.B2:10C_OI.B5 10C_OI.A2:10C_OI.A5 10C_OI.D1:10C_OI.D1 10C_OI.D2:10C_OI.D5 10C_OI.C2:10C_OI.C5 10C_OI.F1:10C_OI.F1 10C_OI.F2:10C_OI.F5 10C_OI.E2:10C_OI.E5 10C_OI.H1:10C_OI.H1 10C_OI.H2:10C_OI.H5 10C_OI.G2:10C_OI.G5 10C_OI.J1:10C_OI.J1 10C_OI.J2:10C_OI.J5 10C_OI.I2:10C_OI.I5 10C_OI.L1:10C_OI.L1 10C_OI.L2:10C_OI.L5 10C_OI.K2:10C_OI.K5 10C_OI.N1:10C_OI.N1 10C_OI.N2:10C_OI.N5 10C_OI.M2:10C_OI.M5 10C_OI.P1:10C_OI.P1 10C_OI.P2:10C_OI.P5 10C_OI.O2:10C_OI.O5 10C_OI.R1:10C_OI.R1 10C_OI.R2:10C_OI.R5 10C_OI.Q2:10C_OI.Q5 10C_OI.T1:10C_OI.T1 10C_OI.T2:10C_OI.T5 10C_OI.S2:10C_OI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9" office:value-type="float" office:value="943">
            <text:p>943</text:p>
          </table:table-cell>
          <table:table-cell table:style-name="ce2" office:value-type="float" office:value="62524286">
            <text:p>6252428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121719">
            <text:p>6212171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857523">
            <text:p>6285752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0" office:value-type="float" office:value="943">
            <text:p>943</text:p>
          </table:table-cell>
          <table:table-cell table:style-name="ce3" office:value-type="float" office:value="62625339">
            <text:p>6262533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319798">
            <text:p>6231979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944.2">
            <text:p>944,2</text:p>
          </table:table-cell>
          <table:table-cell table:formula="of:= SUM ([.R9:.R13])/5" office:value-type="float" office:value="62489733">
            <text:p>62489733</text:p>
          </table:table-cell>
          <table:table-cell table:number-columns-repeated="2"/>
        </table:table-row>
      </table:table>
      <table:table table:name="10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369944">
            <text:p>369944</text:p>
          </table:table-cell>
          <table:table-cell office:value-type="float" office:value="690">
            <text:p>690</text:p>
          </table:table-cell>
          <table:table-cell table:number-columns-repeated="18"/>
        </table:table-row>
        <table:table-row table:style-name="ro1">
          <table:table-cell office:value-type="float" office:value="2336910">
            <text:p>2336910</text:p>
          </table:table-cell>
          <table:table-cell office:value-type="float" office:value="664">
            <text:p>664</text:p>
          </table:table-cell>
          <table:table-cell table:number-columns-repeated="18"/>
        </table:table-row>
        <table:table-row table:style-name="ro1">
          <table:table-cell office:value-type="float" office:value="11433157">
            <text:p>11433157</text:p>
          </table:table-cell>
          <table:table-cell office:value-type="float" office:value="664">
            <text:p>664</text:p>
          </table:table-cell>
          <table:table-cell table:number-columns-repeated="18"/>
        </table:table-row>
        <table:table-row table:style-name="ro1">
          <table:table-cell office:value-type="float" office:value="83340148">
            <text:p>83340148</text:p>
          </table:table-cell>
          <table:table-cell office:value-type="float" office:value="664">
            <text:p>664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100C_OI.F31" table:end-x="3.378cm" table:end-y="0.057cm" draw:z-index="0" draw:style-name="gr1" svg:width="22.543cm" svg:height="10.895cm" svg:x="0.001cm" svg:y="0.001cm">
              <draw:object draw:notify-on-update-of-ranges="100C_OI.A1:100C_OI.A1 100C_OI.B1:100C_OI.B1 100C_OI.B2:100C_OI.B5 100C_OI.A2:100C_OI.A5 100C_OI.D1:100C_OI.D1 100C_OI.D2:100C_OI.D5 100C_OI.C2:100C_OI.C5 100C_OI.F1:100C_OI.F1 100C_OI.F2:100C_OI.F5 100C_OI.E2:100C_OI.E5 100C_OI.H1:100C_OI.H1 100C_OI.H2:100C_OI.H5 100C_OI.G2:100C_OI.G5 100C_OI.J1:100C_OI.J1 100C_OI.J2:100C_OI.J5 100C_OI.I2:100C_OI.I5 100C_OI.L1:100C_OI.L1 100C_OI.L2:100C_OI.L5 100C_OI.K2:100C_OI.K5 100C_OI.N1:100C_OI.N1 100C_OI.N2:100C_OI.N5 100C_OI.M2:100C_OI.M5 100C_OI.P1:100C_OI.P1 100C_OI.P2:100C_OI.P5 100C_OI.O2:100C_OI.O5 100C_OI.R1:100C_OI.R1 100C_OI.R2:100C_OI.R5 100C_OI.Q2:100C_OI.Q5 100C_OI.T1:100C_OI.T1 100C_OI.T2:100C_OI.T5 100C_OI.S2:100C_OI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table:style-name="ce4" office:value-type="float" office:value="674">
            <text:p>674</text:p>
          </table:table-cell>
          <table:table-cell table:style-name="ce7" office:value-type="float" office:value="1965086">
            <text:p>1965086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5" office:value-type="float" office:value="670">
            <text:p>670</text:p>
          </table:table-cell>
          <table:table-cell table:style-name="ce3" office:value-type="float" office:value="2058309">
            <text:p>2058309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5" office:value-type="float" office:value="672">
            <text:p>672</text:p>
          </table:table-cell>
          <table:table-cell table:style-name="ce3" office:value-type="float" office:value="1776233">
            <text:p>177623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5" office:value-type="float" office:value="675">
            <text:p>675</text:p>
          </table:table-cell>
          <table:table-cell table:style-name="ce3" office:value-type="float" office:value="1771407">
            <text:p>177140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6" office:value-type="float" office:value="679">
            <text:p>679</text:p>
          </table:table-cell>
          <table:table-cell table:style-name="ce8" office:value-type="float" office:value="1822085">
            <text:p>182208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 SUM ([.G10:.G14])/5" office:value-type="float" office:value="674">
            <text:p>674</text:p>
          </table:table-cell>
          <table:table-cell table:formula="of:= SUM ([.H10:.H14])/5" office:value-type="float" office:value="1878624">
            <text:p>1878624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2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2-04T12:09:39.80</dc:date>
    <meta:editing-duration>PT20H05M10S</meta:editing-duration>
    <meta:editing-cycles>70</meta:editing-cycles>
    <meta:generator>OpenOffice.org/3.1$Win32 OpenOffice.org_project/310m19$Build-9420</meta:generator>
    <meta:document-statistic meta:table-count="4" meta:cell-count="394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305cm" svg:y="0.938cm" chart:style-name="ch3">
          <text:p>Modelos de hibridização: Tamanho da população = 12; Número de ciclos = 10; Ordem dos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C_OI.A1:10C_OI.B5 10C_OI.D1:10C_OI.D5 10C_OI.F1:10C_OI.F5 10C_OI.H1:10C_OI.H5 10C_OI.J1:10C_OI.J5 10C_OI.L1:10C_OI.L5 10C_OI.N1:10C_OI.N5 10C_OI.P1:10C_OI.P5 10C_OI.R1:10C_OI.R5 10C_OI.T1:10C_OI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_OI.A1:10C_OI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C_OI.B2:10C_OI.B5" chart:label-cell-address="10C_OI.B1:10C_OI.B1" chart:class="chart:scatter">
            <chart:domain table:cell-range-address="10C_OI.A2:10C_OI.A5"/>
            <chart:data-point chart:repeated="4"/>
          </chart:series>
          <chart:series chart:style-name="ch12" chart:values-cell-range-address="10C_OI.D2:10C_OI.D5" chart:label-cell-address="10C_OI.D1:10C_OI.D1" chart:class="chart:scatter">
            <chart:domain table:cell-range-address="10C_OI.C2:10C_OI.C5"/>
            <chart:data-point chart:repeated="4"/>
          </chart:series>
          <chart:series chart:style-name="ch13" chart:values-cell-range-address="10C_OI.F2:10C_OI.F5" chart:label-cell-address="10C_OI.F1:10C_OI.F1" chart:class="chart:scatter">
            <chart:domain table:cell-range-address="10C_OI.E2:10C_OI.E5"/>
            <chart:data-point chart:repeated="4"/>
          </chart:series>
          <chart:series chart:style-name="ch14" chart:values-cell-range-address="10C_OI.H2:10C_OI.H5" chart:label-cell-address="10C_OI.H1:10C_OI.H1" chart:class="chart:scatter">
            <chart:domain table:cell-range-address="10C_OI.G2:10C_OI.G5"/>
            <chart:data-point chart:repeated="4"/>
          </chart:series>
          <chart:series chart:style-name="ch15" chart:values-cell-range-address="10C_OI.J2:10C_OI.J5" chart:label-cell-address="10C_OI.J1:10C_OI.J1" chart:class="chart:scatter">
            <chart:domain table:cell-range-address="10C_OI.I2:10C_OI.I5"/>
            <chart:data-point chart:repeated="4"/>
          </chart:series>
          <chart:series chart:style-name="ch16" chart:values-cell-range-address="10C_OI.L2:10C_OI.L5" chart:label-cell-address="10C_OI.L1:10C_OI.L1" chart:class="chart:scatter">
            <chart:domain table:cell-range-address="10C_OI.K2:10C_OI.K5"/>
            <chart:data-point chart:repeated="4"/>
          </chart:series>
          <chart:series chart:style-name="ch17" chart:values-cell-range-address="10C_OI.N2:10C_OI.N5" chart:label-cell-address="10C_OI.N1:10C_OI.N1" chart:class="chart:scatter">
            <chart:domain table:cell-range-address="10C_OI.M2:10C_OI.M5"/>
            <chart:data-point chart:repeated="4"/>
          </chart:series>
          <chart:series chart:style-name="ch18" chart:values-cell-range-address="10C_OI.P2:10C_OI.P5" chart:label-cell-address="10C_OI.P1:10C_OI.P1" chart:class="chart:scatter">
            <chart:domain table:cell-range-address="10C_OI.O2:10C_OI.O5"/>
            <chart:data-point chart:repeated="4"/>
          </chart:series>
          <chart:series chart:style-name="ch19" chart:values-cell-range-address="10C_OI.R2:10C_OI.R5" chart:label-cell-address="10C_OI.R1:10C_OI.R1" chart:class="chart:scatter">
            <chart:domain table:cell-range-address="10C_OI.Q2:10C_OI.Q5"/>
            <chart:data-point chart:repeated="4"/>
          </chart:series>
          <chart:series chart:style-name="ch20" chart:values-cell-range-address="10C_OI.T2:10C_OI.T5" chart:label-cell-address="10C_OI.T1:10C_OI.T1" chart:class="chart:scatter">
            <chart:domain table:cell-range-address="10C_OI.S2:10C_OI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_OI.B1:1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_OI.D1:10C_OI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_OI.F1:10C_OI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_OI.H1:10C_OI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_OI.J1:10C_OI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_OI.L1:10C_OI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_OI.N1:10C_OI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_OI.P1:10C_OI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_OI.R1:10C_OI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_OI.T1:10C_OI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_OI.A1:10C_OI.A1">Soluções computadas</text:p>
              </table:table-cell>
              <table:table-cell office:value-type="float" office:value="369944">
                <text:p text:id="10C_OI.A2:10C_OI.A5">369944</text:p>
              </table:table-cell>
              <table:table-cell office:value-type="float" office:value="690">
                <text:p text:id="10C_OI.B2:10C_OI.B5">690</text:p>
              </table:table-cell>
              <table:table-cell office:value-type="float" office:value="229530">
                <text:p text:id="10C_OI.C2:10C_OI.C5">229530</text:p>
              </table:table-cell>
              <table:table-cell office:value-type="float" office:value="683">
                <text:p text:id="10C_OI.D2:10C_OI.D5">683</text:p>
              </table:table-cell>
              <table:table-cell office:value-type="float" office:value="217814">
                <text:p text:id="10C_OI.E2:10C_OI.E5">217814</text:p>
              </table:table-cell>
              <table:table-cell office:value-type="float" office:value="690.6">
                <text:p text:id="10C_OI.F2:10C_OI.F5">690.6</text:p>
              </table:table-cell>
              <table:table-cell office:value-type="float" office:value="223597">
                <text:p text:id="10C_OI.G2:10C_OI.G5">223597</text:p>
              </table:table-cell>
              <table:table-cell office:value-type="float" office:value="694">
                <text:p text:id="10C_OI.H2:10C_OI.H5">694</text:p>
              </table:table-cell>
              <table:table-cell office:value-type="float" office:value="227681">
                <text:p text:id="10C_OI.I2:10C_OI.I5">227681</text:p>
              </table:table-cell>
              <table:table-cell office:value-type="float" office:value="689">
                <text:p text:id="10C_OI.J2:10C_OI.J5">689</text:p>
              </table:table-cell>
              <table:table-cell office:value-type="float" office:value="225859.8">
                <text:p text:id="10C_OI.K2:10C_OI.K5">225859.8</text:p>
              </table:table-cell>
              <table:table-cell office:value-type="float" office:value="698.2">
                <text:p text:id="10C_OI.L2:10C_OI.L5">698.2</text:p>
              </table:table-cell>
              <table:table-cell office:value-type="float" office:value="213757">
                <text:p text:id="10C_OI.M2:10C_OI.M5">213757</text:p>
              </table:table-cell>
              <table:table-cell office:value-type="float" office:value="704">
                <text:p text:id="10C_OI.N2:10C_OI.N5">704</text:p>
              </table:table-cell>
              <table:table-cell office:value-type="float" office:value="241374">
                <text:p text:id="10C_OI.O2:10C_OI.O5">241374</text:p>
              </table:table-cell>
              <table:table-cell office:value-type="float" office:value="677">
                <text:p text:id="10C_OI.P2:10C_OI.P5">677</text:p>
              </table:table-cell>
              <table:table-cell office:value-type="float" office:value="234037">
                <text:p text:id="10C_OI.Q2:10C_OI.Q5">234037</text:p>
              </table:table-cell>
              <table:table-cell office:value-type="float" office:value="690">
                <text:p text:id="10C_OI.R2:10C_OI.R5">690</text:p>
              </table:table-cell>
              <table:table-cell office:value-type="float" office:value="219826">
                <text:p text:id="10C_OI.S2:10C_OI.S5">219826</text:p>
              </table:table-cell>
              <table:table-cell office:value-type="float" office:value="705">
                <text:p text:id="10C_OI.T2:10C_OI.T5">705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1656242">
                <text:p>1656242</text:p>
              </table:table-cell>
              <table:table-cell office:value-type="float" office:value="669">
                <text:p>669</text:p>
              </table:table-cell>
              <table:table-cell office:value-type="float" office:value="1629317.6">
                <text:p>1629317.6</text:p>
              </table:table-cell>
              <table:table-cell office:value-type="float" office:value="672.4">
                <text:p>672.4</text:p>
              </table:table-cell>
              <table:table-cell office:value-type="float" office:value="1692489">
                <text:p>1692489</text:p>
              </table:table-cell>
              <table:table-cell office:value-type="float" office:value="676">
                <text:p>676</text:p>
              </table:table-cell>
              <table:table-cell office:value-type="float" office:value="1659493">
                <text:p>1659493</text:p>
              </table:table-cell>
              <table:table-cell office:value-type="float" office:value="671">
                <text:p>671</text:p>
              </table:table-cell>
              <table:table-cell office:value-type="float" office:value="1731268">
                <text:p>1731268</text:p>
              </table:table-cell>
              <table:table-cell office:value-type="float" office:value="674">
                <text:p>674</text:p>
              </table:table-cell>
              <table:table-cell office:value-type="float" office:value="1794750">
                <text:p>1794750</text:p>
              </table:table-cell>
              <table:table-cell office:value-type="float" office:value="676">
                <text:p>676</text:p>
              </table:table-cell>
              <table:table-cell office:value-type="float" office:value="1577229">
                <text:p>1577229</text:p>
              </table:table-cell>
              <table:table-cell office:value-type="float" office:value="672">
                <text:p>672</text:p>
              </table:table-cell>
              <table:table-cell office:value-type="float" office:value="1599215">
                <text:p>1599215</text:p>
              </table:table-cell>
              <table:table-cell office:value-type="float" office:value="675">
                <text:p>675</text:p>
              </table:table-cell>
              <table:table-cell office:value-type="float" office:value="1548377">
                <text:p>154837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3008018">
                <text:p>13008018</text:p>
              </table:table-cell>
              <table:table-cell office:value-type="float" office:value="664">
                <text:p>664</text:p>
              </table:table-cell>
              <table:table-cell office:value-type="float" office:value="12842439.8">
                <text:p>12842439.8</text:p>
              </table:table-cell>
              <table:table-cell office:value-type="float" office:value="666">
                <text:p>666</text:p>
              </table:table-cell>
              <table:table-cell office:value-type="float" office:value="13117779">
                <text:p>13117779</text:p>
              </table:table-cell>
              <table:table-cell office:value-type="float" office:value="667">
                <text:p>667</text:p>
              </table:table-cell>
              <table:table-cell office:value-type="float" office:value="11684354">
                <text:p>11684354</text:p>
              </table:table-cell>
              <table:table-cell office:value-type="float" office:value="664">
                <text:p>664</text:p>
              </table:table-cell>
              <table:table-cell office:value-type="float" office:value="12239985">
                <text:p>12239985</text:p>
              </table:table-cell>
              <table:table-cell office:value-type="float" office:value="664">
                <text:p>664</text:p>
              </table:table-cell>
              <table:table-cell office:value-type="float" office:value="13096772">
                <text:p>13096772</text:p>
              </table:table-cell>
              <table:table-cell office:value-type="float" office:value="664">
                <text:p>664</text:p>
              </table:table-cell>
              <table:table-cell office:value-type="float" office:value="14019856">
                <text:p>14019856</text:p>
              </table:table-cell>
              <table:table-cell office:value-type="float" office:value="664">
                <text:p>664</text:p>
              </table:table-cell>
              <table:table-cell office:value-type="float" office:value="13334499.2">
                <text:p>13334499.2</text:p>
              </table:table-cell>
              <table:table-cell office:value-type="float" office:value="666.4">
                <text:p>666.4</text:p>
              </table:table-cell>
              <table:table-cell office:value-type="float" office:value="12909878">
                <text:p>1290987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99660314">
                <text:p>99660314</text:p>
              </table:table-cell>
              <table:table-cell office:value-type="float" office:value="662">
                <text:p>662</text:p>
              </table:table-cell>
              <table:table-cell office:value-type="float" office:value="99965494.2">
                <text:p>99965494.2</text:p>
              </table:table-cell>
              <table:table-cell office:value-type="float" office:value="664.2">
                <text:p>664.2</text:p>
              </table:table-cell>
              <table:table-cell office:value-type="float" office:value="102765888">
                <text:p>102765888</text:p>
              </table:table-cell>
              <table:table-cell office:value-type="float" office:value="665">
                <text:p>665</text:p>
              </table:table-cell>
              <table:table-cell office:value-type="float" office:value="96049085">
                <text:p>96049085</text:p>
              </table:table-cell>
              <table:table-cell office:value-type="float" office:value="664">
                <text:p>664</text:p>
              </table:table-cell>
              <table:table-cell office:value-type="float" office:value="100126773.8">
                <text:p>100126773.8</text:p>
              </table:table-cell>
              <table:table-cell office:value-type="float" office:value="664">
                <text:p>664</text:p>
              </table:table-cell>
              <table:table-cell office:value-type="float" office:value="104865828">
                <text:p>104865828</text:p>
              </table:table-cell>
              <table:table-cell office:value-type="float" office:value="664">
                <text:p>664</text:p>
              </table:table-cell>
              <table:table-cell office:value-type="float" office:value="99276632">
                <text:p>99276632</text:p>
              </table:table-cell>
              <table:table-cell office:value-type="float" office:value="658">
                <text:p>658</text:p>
              </table:table-cell>
              <table:table-cell office:value-type="float" office:value="100538535">
                <text:p>100538535</text:p>
              </table:table-cell>
              <table:table-cell office:value-type="float" office:value="663.8">
                <text:p>663.8</text:p>
              </table:table-cell>
              <table:table-cell office:value-type="float" office:value="100798352">
                <text:p>100798352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305cm" svg:y="0.938cm" chart:style-name="ch3">
          <text:p>Modelos de hibridização: Tamanho da população = 12; Número de ciclos = 10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C.A1:10C.B5 10C.D1:10C.D5 10C.F1:10C.F5 10C.H1:10C.H5 10C.J1:10C.J5 10C.L1:10C.L5 10C.N1:10C.N5 10C.P1:10C.P5 10C.R1:10C.R5 10C.T1:10C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.A1:10C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C.B2:10C.B5" chart:label-cell-address="10C.B1:10C.B1" chart:class="chart:scatter">
            <chart:domain table:cell-range-address="10C.A2:10C.A5"/>
            <chart:data-point chart:repeated="4"/>
          </chart:series>
          <chart:series chart:style-name="ch12" chart:values-cell-range-address="10C.D2:10C.D5" chart:label-cell-address="10C.D1:10C.D1" chart:class="chart:scatter">
            <chart:domain table:cell-range-address="10C.C2:10C.C5"/>
            <chart:data-point chart:repeated="4"/>
          </chart:series>
          <chart:series chart:style-name="ch13" chart:values-cell-range-address="10C.F2:10C.F5" chart:label-cell-address="10C.F1:10C.F1" chart:class="chart:scatter">
            <chart:domain table:cell-range-address="10C.E2:10C.E5"/>
            <chart:data-point chart:repeated="4"/>
          </chart:series>
          <chart:series chart:style-name="ch14" chart:values-cell-range-address="10C.H2:10C.H5" chart:label-cell-address="10C.H1:10C.H1" chart:class="chart:scatter">
            <chart:domain table:cell-range-address="10C.G2:10C.G5"/>
            <chart:data-point chart:repeated="4"/>
          </chart:series>
          <chart:series chart:style-name="ch15" chart:values-cell-range-address="10C.J2:10C.J5" chart:label-cell-address="10C.J1:10C.J1" chart:class="chart:scatter">
            <chart:domain table:cell-range-address="10C.I2:10C.I5"/>
            <chart:data-point chart:repeated="4"/>
          </chart:series>
          <chart:series chart:style-name="ch16" chart:values-cell-range-address="10C.L2:10C.L5" chart:label-cell-address="10C.L1:10C.L1" chart:class="chart:scatter">
            <chart:domain table:cell-range-address="10C.K2:10C.K5"/>
            <chart:data-point chart:repeated="4"/>
          </chart:series>
          <chart:series chart:style-name="ch17" chart:values-cell-range-address="10C.N2:10C.N5" chart:label-cell-address="10C.N1:10C.N1" chart:class="chart:scatter">
            <chart:domain table:cell-range-address="10C.M2:10C.M5"/>
            <chart:data-point chart:repeated="4"/>
          </chart:series>
          <chart:series chart:style-name="ch18" chart:values-cell-range-address="10C.P2:10C.P5" chart:label-cell-address="10C.P1:10C.P1" chart:class="chart:scatter">
            <chart:domain table:cell-range-address="10C.O2:10C.O5"/>
            <chart:data-point chart:repeated="4"/>
          </chart:series>
          <chart:series chart:style-name="ch19" chart:values-cell-range-address="10C.R2:10C.R5" chart:label-cell-address="10C.R1:10C.R1" chart:class="chart:scatter">
            <chart:domain table:cell-range-address="10C.Q2:10C.Q5"/>
            <chart:data-point chart:repeated="4"/>
          </chart:series>
          <chart:series chart:style-name="ch20" chart:values-cell-range-address="10C.T2:10C.T5" chart:label-cell-address="10C.T1:10C.T1" chart:class="chart:scatter">
            <chart:domain table:cell-range-address="10C.S2:10C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.B1:1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.D1:10C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.F1:10C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.H1:10C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.J1:10C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.L1:10C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.N1:10C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.P1:10C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.R1:10C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.T1:10C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.A1:10C.A1">Soluções computadas</text:p>
              </table:table-cell>
              <table:table-cell office:value-type="float" office:value="369944">
                <text:p text:id="10C.A2:10C.A5">369944</text:p>
              </table:table-cell>
              <table:table-cell office:value-type="float" office:value="690">
                <text:p text:id="10C.B2:10C.B5">690</text:p>
              </table:table-cell>
              <table:table-cell office:value-type="float" office:value="234972">
                <text:p text:id="10C.C2:10C.C5">234972</text:p>
              </table:table-cell>
              <table:table-cell office:value-type="float" office:value="691">
                <text:p text:id="10C.D2:10C.D5">691</text:p>
              </table:table-cell>
              <table:table-cell office:value-type="float" office:value="235981.4">
                <text:p text:id="10C.E2:10C.E5">235981.4</text:p>
              </table:table-cell>
              <table:table-cell office:value-type="float" office:value="694.6">
                <text:p text:id="10C.F2:10C.F5">694.6</text:p>
              </table:table-cell>
              <table:table-cell office:value-type="float" office:value="235109">
                <text:p text:id="10C.G2:10C.G5">235109</text:p>
              </table:table-cell>
              <table:table-cell office:value-type="float" office:value="697">
                <text:p text:id="10C.H2:10C.H5">697</text:p>
              </table:table-cell>
              <table:table-cell office:value-type="float" office:value="218361">
                <text:p text:id="10C.I2:10C.I5">218361</text:p>
              </table:table-cell>
              <table:table-cell office:value-type="float" office:value="693">
                <text:p text:id="10C.J2:10C.J5">693</text:p>
              </table:table-cell>
              <table:table-cell office:value-type="float" office:value="223480.2">
                <text:p text:id="10C.K2:10C.K5">223480.2</text:p>
              </table:table-cell>
              <table:table-cell office:value-type="float" office:value="698.8">
                <text:p text:id="10C.L2:10C.L5">698.8</text:p>
              </table:table-cell>
              <table:table-cell office:value-type="float" office:value="234785">
                <text:p text:id="10C.M2:10C.M5">234785</text:p>
              </table:table-cell>
              <table:table-cell office:value-type="float" office:value="704">
                <text:p text:id="10C.N2:10C.N5">704</text:p>
              </table:table-cell>
              <table:table-cell office:value-type="float" office:value="206248">
                <text:p text:id="10C.O2:10C.O5">206248</text:p>
              </table:table-cell>
              <table:table-cell office:value-type="float" office:value="698">
                <text:p text:id="10C.P2:10C.P5">698</text:p>
              </table:table-cell>
              <table:table-cell office:value-type="float" office:value="200580">
                <text:p text:id="10C.Q2:10C.Q5">200580</text:p>
              </table:table-cell>
              <table:table-cell office:value-type="float" office:value="706.2">
                <text:p text:id="10C.R2:10C.R5">706.2</text:p>
              </table:table-cell>
              <table:table-cell office:value-type="float" office:value="190250">
                <text:p text:id="10C.S2:10C.S5">190250</text:p>
              </table:table-cell>
              <table:table-cell office:value-type="float" office:value="711">
                <text:p text:id="10C.T2:10C.T5">711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1746496">
                <text:p>1746496</text:p>
              </table:table-cell>
              <table:table-cell office:value-type="float" office:value="668">
                <text:p>668</text:p>
              </table:table-cell>
              <table:table-cell office:value-type="float" office:value="1734617.4">
                <text:p>1734617.4</text:p>
              </table:table-cell>
              <table:table-cell office:value-type="float" office:value="671.8">
                <text:p>671.8</text:p>
              </table:table-cell>
              <table:table-cell office:value-type="float" office:value="1711351">
                <text:p>1711351</text:p>
              </table:table-cell>
              <table:table-cell office:value-type="float" office:value="676">
                <text:p>676</text:p>
              </table:table-cell>
              <table:table-cell office:value-type="float" office:value="1755653">
                <text:p>1755653</text:p>
              </table:table-cell>
              <table:table-cell office:value-type="float" office:value="674">
                <text:p>674</text:p>
              </table:table-cell>
              <table:table-cell office:value-type="float" office:value="1711895.2">
                <text:p>1711895.2</text:p>
              </table:table-cell>
              <table:table-cell office:value-type="float" office:value="677.2">
                <text:p>677.2</text:p>
              </table:table-cell>
              <table:table-cell office:value-type="float" office:value="1564662">
                <text:p>1564662</text:p>
              </table:table-cell>
              <table:table-cell office:value-type="float" office:value="682">
                <text:p>682</text:p>
              </table:table-cell>
              <table:table-cell office:value-type="float" office:value="1432418">
                <text:p>1432418</text:p>
              </table:table-cell>
              <table:table-cell office:value-type="float" office:value="671">
                <text:p>671</text:p>
              </table:table-cell>
              <table:table-cell office:value-type="float" office:value="1498327.2">
                <text:p>1498327.2</text:p>
              </table:table-cell>
              <table:table-cell office:value-type="float" office:value="676.8">
                <text:p>676.8</text:p>
              </table:table-cell>
              <table:table-cell office:value-type="float" office:value="1528722">
                <text:p>152872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2123569">
                <text:p>12123569</text:p>
              </table:table-cell>
              <table:table-cell office:value-type="float" office:value="664">
                <text:p>664</text:p>
              </table:table-cell>
              <table:table-cell office:value-type="float" office:value="12784323.2">
                <text:p>12784323.2</text:p>
              </table:table-cell>
              <table:table-cell office:value-type="float" office:value="664">
                <text:p>664</text:p>
              </table:table-cell>
              <table:table-cell office:value-type="float" office:value="13501614">
                <text:p>13501614</text:p>
              </table:table-cell>
              <table:table-cell office:value-type="float" office:value="664">
                <text:p>664</text:p>
              </table:table-cell>
              <table:table-cell office:value-type="float" office:value="13621960">
                <text:p>13621960</text:p>
              </table:table-cell>
              <table:table-cell office:value-type="float" office:value="663">
                <text:p>663</text:p>
              </table:table-cell>
              <table:table-cell office:value-type="float" office:value="12826152.2">
                <text:p>12826152.2</text:p>
              </table:table-cell>
              <table:table-cell office:value-type="float" office:value="663.8">
                <text:p>663.8</text:p>
              </table:table-cell>
              <table:table-cell office:value-type="float" office:value="12957582">
                <text:p>12957582</text:p>
              </table:table-cell>
              <table:table-cell office:value-type="float" office:value="664">
                <text:p>664</text:p>
              </table:table-cell>
              <table:table-cell office:value-type="float" office:value="10854844">
                <text:p>10854844</text:p>
              </table:table-cell>
              <table:table-cell office:value-type="float" office:value="664">
                <text:p>664</text:p>
              </table:table-cell>
              <table:table-cell office:value-type="float" office:value="11564891">
                <text:p>11564891</text:p>
              </table:table-cell>
              <table:table-cell office:value-type="float" office:value="664">
                <text:p>664</text:p>
              </table:table-cell>
              <table:table-cell office:value-type="float" office:value="12169315">
                <text:p>1216931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97454995">
                <text:p>97454995</text:p>
              </table:table-cell>
              <table:table-cell office:value-type="float" office:value="664">
                <text:p>664</text:p>
              </table:table-cell>
              <table:table-cell office:value-type="float" office:value="99599230.8">
                <text:p>99599230.8</text:p>
              </table:table-cell>
              <table:table-cell office:value-type="float" office:value="664">
                <text:p>664</text:p>
              </table:table-cell>
              <table:table-cell office:value-type="float" office:value="101917697">
                <text:p>101917697</text:p>
              </table:table-cell>
              <table:table-cell office:value-type="float" office:value="664">
                <text:p>664</text:p>
              </table:table-cell>
              <table:table-cell office:value-type="float" office:value="96644230">
                <text:p>96644230</text:p>
              </table:table-cell>
              <table:table-cell office:value-type="float" office:value="664">
                <text:p>664</text:p>
              </table:table-cell>
              <table:table-cell office:value-type="float" office:value="97363264">
                <text:p>97363264</text:p>
              </table:table-cell>
              <table:table-cell office:value-type="float" office:value="664">
                <text:p>664</text:p>
              </table:table-cell>
              <table:table-cell office:value-type="float" office:value="98834718">
                <text:p>98834718</text:p>
              </table:table-cell>
              <table:table-cell office:value-type="float" office:value="664">
                <text:p>664</text:p>
              </table:table-cell>
              <table:table-cell office:value-type="float" office:value="92241045">
                <text:p>92241045</text:p>
              </table:table-cell>
              <table:table-cell office:value-type="float" office:value="664">
                <text:p>664</text:p>
              </table:table-cell>
              <table:table-cell office:value-type="float" office:value="94862620">
                <text:p>94862620</text:p>
              </table:table-cell>
              <table:table-cell office:value-type="float" office:value="664">
                <text:p>664</text:p>
              </table:table-cell>
              <table:table-cell office:value-type="float" office:value="97161387">
                <text:p>97161387</text:p>
              </table:table-cell>
              <table:table-cell office:value-type="float" office:value="664">
                <text:p>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0C.A1:100C.B5 100C.D1:100C.D5 100C.F1:100C.F5 100C.H1:100C.H5 100C.J1:100C.J5 100C.L1:100C.L5 100C.N1:100C.N5 100C.P1:100C.P5 100C.R1:100C.R5 100C.T1:100C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.A1:100C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0C.B2:100C.B5" chart:label-cell-address="100C.B1:100C.B1" chart:class="chart:scatter">
            <chart:domain table:cell-range-address="100C.A2:100C.A5"/>
            <chart:data-point chart:repeated="4"/>
          </chart:series>
          <chart:series chart:style-name="ch12" chart:values-cell-range-address="100C.D2:100C.D5" chart:label-cell-address="100C.D1:100C.D1" chart:class="chart:scatter">
            <chart:domain table:cell-range-address="100C.C2:100C.C5"/>
            <chart:data-point chart:repeated="4"/>
          </chart:series>
          <chart:series chart:style-name="ch13" chart:values-cell-range-address="100C.F2:100C.F5" chart:label-cell-address="100C.F1:100C.F1" chart:class="chart:scatter">
            <chart:domain table:cell-range-address="100C.E2:100C.E5"/>
            <chart:data-point chart:repeated="4"/>
          </chart:series>
          <chart:series chart:style-name="ch14" chart:values-cell-range-address="100C.H2:100C.H5" chart:label-cell-address="100C.H1:100C.H1" chart:class="chart:scatter">
            <chart:domain table:cell-range-address="100C.G2:100C.G5"/>
            <chart:data-point chart:repeated="4"/>
          </chart:series>
          <chart:series chart:style-name="ch15" chart:values-cell-range-address="100C.J2:100C.J5" chart:label-cell-address="100C.J1:100C.J1" chart:class="chart:scatter">
            <chart:domain table:cell-range-address="100C.I2:100C.I5"/>
            <chart:data-point chart:repeated="4"/>
          </chart:series>
          <chart:series chart:style-name="ch16" chart:values-cell-range-address="100C.L2:100C.L5" chart:label-cell-address="100C.L1:100C.L1" chart:class="chart:scatter">
            <chart:domain table:cell-range-address="100C.K2:100C.K5"/>
            <chart:data-point chart:repeated="4"/>
          </chart:series>
          <chart:series chart:style-name="ch17" chart:values-cell-range-address="100C.N2:100C.N5" chart:label-cell-address="100C.N1:100C.N1" chart:class="chart:scatter">
            <chart:domain table:cell-range-address="100C.M2:100C.M5"/>
            <chart:data-point chart:repeated="4"/>
          </chart:series>
          <chart:series chart:style-name="ch18" chart:values-cell-range-address="100C.P2:100C.P5" chart:label-cell-address="100C.P1:100C.P1" chart:class="chart:scatter">
            <chart:domain table:cell-range-address="100C.O2:100C.O5"/>
            <chart:data-point chart:repeated="4"/>
          </chart:series>
          <chart:series chart:style-name="ch19" chart:values-cell-range-address="100C.R2:100C.R5" chart:label-cell-address="100C.R1:100C.R1" chart:class="chart:scatter">
            <chart:domain table:cell-range-address="100C.Q2:100C.Q5"/>
            <chart:data-point chart:repeated="4"/>
          </chart:series>
          <chart:series chart:style-name="ch20" chart:values-cell-range-address="100C.T2:100C.T5" chart:label-cell-address="100C.T1:100C.T1" chart:class="chart:scatter">
            <chart:domain table:cell-range-address="100C.S2:100C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.B1:10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.D1:100C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.F1:100C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.H1:100C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.J1:100C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.L1:100C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.N1:100C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.P1:100C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.R1:100C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.T1:100C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.A1:100C.A1">Soluções computadas</text:p>
              </table:table-cell>
              <table:table-cell office:value-type="float" office:value="369944">
                <text:p text:id="100C.A2:100C.A5">369944</text:p>
              </table:table-cell>
              <table:table-cell office:value-type="float" office:value="690">
                <text:p text:id="100C.B2:100C.B5">690</text:p>
              </table:table-cell>
              <table:table-cell office:value-type="float" office:value="244444">
                <text:p text:id="100C.C2:100C.C5">244444</text:p>
              </table:table-cell>
              <table:table-cell office:value-type="float" office:value="694">
                <text:p text:id="100C.D2:100C.D5">694</text:p>
              </table:table-cell>
              <table:table-cell office:value-type="float" office:value="255450.6">
                <text:p text:id="100C.E2:100C.E5">255450.6</text:p>
              </table:table-cell>
              <table:table-cell office:value-type="float" office:value="703.4">
                <text:p text:id="100C.F2:100C.F5">703.4</text:p>
              </table:table-cell>
              <table:table-cell office:value-type="float" office:value="255241">
                <text:p text:id="100C.G2:100C.G5">255241</text:p>
              </table:table-cell>
              <table:table-cell office:value-type="float" office:value="716">
                <text:p text:id="100C.H2:100C.H5">716</text:p>
              </table:table-cell>
              <table:table-cell office:value-type="float" office:value="221947">
                <text:p text:id="100C.I2:100C.I5">221947</text:p>
              </table:table-cell>
              <table:table-cell office:value-type="float" office:value="697">
                <text:p text:id="100C.J2:100C.J5">697</text:p>
              </table:table-cell>
              <table:table-cell office:value-type="float" office:value="213023.8">
                <text:p text:id="100C.K2:100C.K5">213023.8</text:p>
              </table:table-cell>
              <table:table-cell office:value-type="float" office:value="715.4">
                <text:p text:id="100C.L2:100C.L5">715.4</text:p>
              </table:table-cell>
              <table:table-cell office:value-type="float" office:value="211472">
                <text:p text:id="100C.M2:100C.M5">211472</text:p>
              </table:table-cell>
              <table:table-cell office:value-type="float" office:value="733">
                <text:p text:id="100C.N2:100C.N5">733</text:p>
              </table:table-cell>
              <table:table-cell office:value-type="float" office:value="182908">
                <text:p text:id="100C.O2:100C.O5">182908</text:p>
              </table:table-cell>
              <table:table-cell office:value-type="float" office:value="692">
                <text:p text:id="100C.P2:100C.P5">692</text:p>
              </table:table-cell>
              <table:table-cell office:value-type="float" office:value="188185">
                <text:p text:id="100C.Q2:100C.Q5">188185</text:p>
              </table:table-cell>
              <table:table-cell office:value-type="float" office:value="704.4">
                <text:p text:id="100C.R2:100C.R5">704.4</text:p>
              </table:table-cell>
              <table:table-cell office:value-type="float" office:value="176023">
                <text:p text:id="100C.S2:100C.S5">176023</text:p>
              </table:table-cell>
              <table:table-cell office:value-type="float" office:value="725">
                <text:p text:id="100C.T2:100C.T5">725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1594401">
                <text:p>1594401</text:p>
              </table:table-cell>
              <table:table-cell office:value-type="float" office:value="673">
                <text:p>673</text:p>
              </table:table-cell>
              <table:table-cell office:value-type="float" office:value="1601077.8">
                <text:p>1601077.8</text:p>
              </table:table-cell>
              <table:table-cell office:value-type="float" office:value="679.2">
                <text:p>679.2</text:p>
              </table:table-cell>
              <table:table-cell office:value-type="float" office:value="1613305">
                <text:p>1613305</text:p>
              </table:table-cell>
              <table:table-cell office:value-type="float" office:value="684">
                <text:p>684</text:p>
              </table:table-cell>
              <table:table-cell office:value-type="float" office:value="1320886">
                <text:p>1320886</text:p>
              </table:table-cell>
              <table:table-cell office:value-type="float" office:value="682">
                <text:p>682</text:p>
              </table:table-cell>
              <table:table-cell office:value-type="float" office:value="1334713.2">
                <text:p>1334713.2</text:p>
              </table:table-cell>
              <table:table-cell office:value-type="float" office:value="686">
                <text:p>686</text:p>
              </table:table-cell>
              <table:table-cell office:value-type="float" office:value="1323327">
                <text:p>1323327</text:p>
              </table:table-cell>
              <table:table-cell office:value-type="float" office:value="690">
                <text:p>690</text:p>
              </table:table-cell>
              <table:table-cell office:value-type="float" office:value="1245350">
                <text:p>1245350</text:p>
              </table:table-cell>
              <table:table-cell office:value-type="float" office:value="677">
                <text:p>677</text:p>
              </table:table-cell>
              <table:table-cell office:value-type="float" office:value="1318084">
                <text:p>1318084</text:p>
              </table:table-cell>
              <table:table-cell office:value-type="float" office:value="682.6">
                <text:p>682.6</text:p>
              </table:table-cell>
              <table:table-cell office:value-type="float" office:value="1290060">
                <text:p>12900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3077719">
                <text:p>13077719</text:p>
              </table:table-cell>
              <table:table-cell office:value-type="float" office:value="665">
                <text:p>665</text:p>
              </table:table-cell>
              <table:table-cell office:value-type="float" office:value="12776514.6">
                <text:p>12776514.6</text:p>
              </table:table-cell>
              <table:table-cell office:value-type="float" office:value="667.4">
                <text:p>667.4</text:p>
              </table:table-cell>
              <table:table-cell office:value-type="float" office:value="12198327">
                <text:p>12198327</text:p>
              </table:table-cell>
              <table:table-cell office:value-type="float" office:value="670">
                <text:p>670</text:p>
              </table:table-cell>
              <table:table-cell office:value-type="float" office:value="10852477">
                <text:p>10852477</text:p>
              </table:table-cell>
              <table:table-cell office:value-type="float" office:value="664">
                <text:p>664</text:p>
              </table:table-cell>
              <table:table-cell office:value-type="float" office:value="11318656">
                <text:p>11318656</text:p>
              </table:table-cell>
              <table:table-cell office:value-type="float" office:value="670">
                <text:p>670</text:p>
              </table:table-cell>
              <table:table-cell office:value-type="float" office:value="11283539">
                <text:p>11283539</text:p>
              </table:table-cell>
              <table:table-cell office:value-type="float" office:value="674">
                <text:p>674</text:p>
              </table:table-cell>
              <table:table-cell office:value-type="float" office:value="10987580">
                <text:p>10987580</text:p>
              </table:table-cell>
              <table:table-cell office:value-type="float" office:value="665">
                <text:p>665</text:p>
              </table:table-cell>
              <table:table-cell office:value-type="float" office:value="10915644">
                <text:p>10915644</text:p>
              </table:table-cell>
              <table:table-cell office:value-type="float" office:value="669">
                <text:p>669</text:p>
              </table:table-cell>
              <table:table-cell office:value-type="float" office:value="11217209">
                <text:p>1121720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111008388">
                <text:p>111008388</text:p>
              </table:table-cell>
              <table:table-cell office:value-type="float" office:value="662">
                <text:p>662</text:p>
              </table:table-cell>
              <table:table-cell office:value-type="float" office:value="108637357.6">
                <text:p>108637357.6</text:p>
              </table:table-cell>
              <table:table-cell office:value-type="float" office:value="663.6">
                <text:p>663.6</text:p>
              </table:table-cell>
              <table:table-cell office:value-type="float" office:value="112905733">
                <text:p>112905733</text:p>
              </table:table-cell>
              <table:table-cell office:value-type="float" office:value="664">
                <text:p>664</text:p>
              </table:table-cell>
              <table:table-cell office:value-type="float" office:value="101348717">
                <text:p>101348717</text:p>
              </table:table-cell>
              <table:table-cell office:value-type="float" office:value="662">
                <text:p>662</text:p>
              </table:table-cell>
              <table:table-cell office:value-type="float" office:value="103177922.8">
                <text:p>103177922.8</text:p>
              </table:table-cell>
              <table:table-cell office:value-type="float" office:value="663.2">
                <text:p>663.2</text:p>
              </table:table-cell>
              <table:table-cell office:value-type="float" office:value="104858063">
                <text:p>104858063</text:p>
              </table:table-cell>
              <table:table-cell office:value-type="float" office:value="664">
                <text:p>664</text:p>
              </table:table-cell>
              <table:table-cell office:value-type="float" office:value="97655666">
                <text:p>97655666</text:p>
              </table:table-cell>
              <table:table-cell office:value-type="float" office:value="661">
                <text:p>661</text:p>
              </table:table-cell>
              <table:table-cell office:value-type="float" office:value="99576387.2">
                <text:p>99576387.2</text:p>
              </table:table-cell>
              <table:table-cell office:value-type="float" office:value="663.2">
                <text:p>663.2</text:p>
              </table:table-cell>
              <table:table-cell office:value-type="float" office:value="101098600">
                <text:p>101098600</text:p>
              </table:table-cell>
              <table:table-cell office:value-type="float" office:value="664">
                <text:p>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6" chart:maximum="712" chart:interval-major="2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7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 Ordem dos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100C_OI.A1:100C_OI.B5 100C_OI.D1:100C_OI.D5 100C_OI.F1:100C_OI.F5 100C_OI.H1:100C_OI.H5 100C_OI.J1:100C_OI.J5 100C_OI.L1:100C_OI.L5 100C_OI.N1:100C_OI.N5 100C_OI.P1:100C_OI.P5 100C_OI.R1:100C_OI.R5 100C_OI.T1:100C_OI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_OI.A1:100C_OI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100C_OI.B2:100C_OI.B5" chart:label-cell-address="100C_OI.B1:100C_OI.B1" chart:class="chart:scatter">
            <chart:domain table:cell-range-address="100C_OI.A2:100C_OI.A5"/>
            <chart:data-point chart:repeated="4"/>
          </chart:series>
          <chart:series chart:style-name="ch12" chart:values-cell-range-address="100C_OI.D2:100C_OI.D5" chart:label-cell-address="100C_OI.D1:100C_OI.D1" chart:class="chart:scatter">
            <chart:domain table:cell-range-address="100C_OI.C2:100C_OI.C5"/>
            <chart:data-point chart:repeated="4"/>
          </chart:series>
          <chart:series chart:style-name="ch13" chart:values-cell-range-address="100C_OI.F2:100C_OI.F5" chart:label-cell-address="100C_OI.F1:100C_OI.F1" chart:class="chart:scatter">
            <chart:domain table:cell-range-address="100C_OI.E2:100C_OI.E5"/>
            <chart:data-point chart:repeated="4"/>
          </chart:series>
          <chart:series chart:style-name="ch14" chart:values-cell-range-address="100C_OI.H2:100C_OI.H5" chart:label-cell-address="100C_OI.H1:100C_OI.H1" chart:class="chart:scatter">
            <chart:domain table:cell-range-address="100C_OI.G2:100C_OI.G5"/>
            <chart:data-point chart:repeated="4"/>
          </chart:series>
          <chart:series chart:style-name="ch15" chart:values-cell-range-address="100C_OI.J2:100C_OI.J5" chart:label-cell-address="100C_OI.J1:100C_OI.J1" chart:class="chart:scatter">
            <chart:domain table:cell-range-address="100C_OI.I2:100C_OI.I5"/>
            <chart:data-point chart:repeated="4"/>
          </chart:series>
          <chart:series chart:style-name="ch16" chart:values-cell-range-address="100C_OI.L2:100C_OI.L5" chart:label-cell-address="100C_OI.L1:100C_OI.L1" chart:class="chart:scatter">
            <chart:domain table:cell-range-address="100C_OI.K2:100C_OI.K5"/>
            <chart:data-point chart:repeated="4"/>
          </chart:series>
          <chart:series chart:style-name="ch17" chart:values-cell-range-address="100C_OI.N2:100C_OI.N5" chart:label-cell-address="100C_OI.N1:100C_OI.N1" chart:class="chart:scatter">
            <chart:domain table:cell-range-address="100C_OI.M2:100C_OI.M5"/>
            <chart:data-point chart:repeated="4"/>
          </chart:series>
          <chart:series chart:style-name="ch18" chart:values-cell-range-address="100C_OI.P2:100C_OI.P5" chart:label-cell-address="100C_OI.P1:100C_OI.P1" chart:class="chart:scatter">
            <chart:domain table:cell-range-address="100C_OI.O2:100C_OI.O5"/>
            <chart:data-point chart:repeated="4"/>
          </chart:series>
          <chart:series chart:style-name="ch19" chart:values-cell-range-address="100C_OI.R2:100C_OI.R5" chart:label-cell-address="100C_OI.R1:100C_OI.R1" chart:class="chart:scatter">
            <chart:domain table:cell-range-address="100C_OI.Q2:100C_OI.Q5"/>
            <chart:data-point chart:repeated="4"/>
          </chart:series>
          <chart:series chart:style-name="ch20" chart:values-cell-range-address="100C_OI.T2:100C_OI.T5" chart:label-cell-address="100C_OI.T1:100C_OI.T1" chart:class="chart:scatter">
            <chart:domain table:cell-range-address="100C_OI.S2:100C_OI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_OI.B1:10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_OI.D1:100C_OI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_OI.F1:100C_OI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_OI.H1:100C_OI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_OI.J1:100C_OI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_OI.L1:100C_OI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_OI.N1:100C_OI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_OI.P1:100C_OI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_OI.R1:100C_OI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_OI.T1:100C_OI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_OI.A1:100C_OI.A1">Soluções computadas</text:p>
              </table:table-cell>
              <table:table-cell office:value-type="float" office:value="369944">
                <text:p text:id="100C_OI.A2:100C_OI.A5">369944</text:p>
              </table:table-cell>
              <table:table-cell office:value-type="float" office:value="690">
                <text:p text:id="100C_OI.B2:100C_OI.B5">690</text:p>
              </table:table-cell>
              <table:table-cell office:value-type="float" office:value="1.#NAN">
                <text:p text:id="100C_OI.C2:100C_OI.C5">1.#NAN</text:p>
              </table:table-cell>
              <table:table-cell office:value-type="float" office:value="1.#NAN">
                <text:p text:id="100C_OI.D2:100C_OI.D5">1.#NAN</text:p>
              </table:table-cell>
              <table:table-cell office:value-type="float" office:value="1.#NAN">
                <text:p text:id="100C_OI.E2:100C_OI.E5">1.#NAN</text:p>
              </table:table-cell>
              <table:table-cell office:value-type="float" office:value="1.#NAN">
                <text:p text:id="100C_OI.F2:100C_OI.F5">1.#NAN</text:p>
              </table:table-cell>
              <table:table-cell office:value-type="float" office:value="1.#NAN">
                <text:p text:id="100C_OI.G2:100C_OI.G5">1.#NAN</text:p>
              </table:table-cell>
              <table:table-cell office:value-type="float" office:value="1.#NAN">
                <text:p text:id="100C_OI.H2:100C_OI.H5">1.#NAN</text:p>
              </table:table-cell>
              <table:table-cell office:value-type="float" office:value="1.#NAN">
                <text:p text:id="100C_OI.I2:100C_OI.I5">1.#NAN</text:p>
              </table:table-cell>
              <table:table-cell office:value-type="float" office:value="1.#NAN">
                <text:p text:id="100C_OI.J2:100C_OI.J5">1.#NAN</text:p>
              </table:table-cell>
              <table:table-cell office:value-type="float" office:value="1.#NAN">
                <text:p text:id="100C_OI.K2:100C_OI.K5">1.#NAN</text:p>
              </table:table-cell>
              <table:table-cell office:value-type="float" office:value="1.#NAN">
                <text:p text:id="100C_OI.L2:100C_OI.L5">1.#NAN</text:p>
              </table:table-cell>
              <table:table-cell office:value-type="float" office:value="1.#NAN">
                <text:p text:id="100C_OI.M2:100C_OI.M5">1.#NAN</text:p>
              </table:table-cell>
              <table:table-cell office:value-type="float" office:value="1.#NAN">
                <text:p text:id="100C_OI.N2:100C_OI.N5">1.#NAN</text:p>
              </table:table-cell>
              <table:table-cell office:value-type="float" office:value="1.#NAN">
                <text:p text:id="100C_OI.O2:100C_OI.O5">1.#NAN</text:p>
              </table:table-cell>
              <table:table-cell office:value-type="float" office:value="1.#NAN">
                <text:p text:id="100C_OI.P2:100C_OI.P5">1.#NAN</text:p>
              </table:table-cell>
              <table:table-cell office:value-type="float" office:value="1.#NAN">
                <text:p text:id="100C_OI.Q2:100C_OI.Q5">1.#NAN</text:p>
              </table:table-cell>
              <table:table-cell office:value-type="float" office:value="1.#NAN">
                <text:p text:id="100C_OI.R2:100C_OI.R5">1.#NAN</text:p>
              </table:table-cell>
              <table:table-cell office:value-type="float" office:value="1.#NAN">
                <text:p text:id="100C_OI.S2:100C_OI.S5">1.#NAN</text:p>
              </table:table-cell>
              <table:table-cell office:value-type="float" office:value="1.#NAN">
                <text:p text:id="100C_OI.T2:100C_OI.T5">1.#NAN</text:p>
              </table:table-cell>
            </table:table-row>
            <table:table-row>
              <table:table-cell office:value-type="string"/>
              <table:table-cell office:value-type="float" office:value="2336910">
                <text:p>2336910</text:p>
              </table:table-cell>
              <table:table-cell office:value-type="float" office:value="664">
                <text:p>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1433157">
                <text:p>11433157</text:p>
              </table:table-cell>
              <table:table-cell office:value-type="float" office:value="664">
                <text:p>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83340148">
                <text:p>83340148</text:p>
              </table:table-cell>
              <table:table-cell office:value-type="float" office:value="664">
                <text:p>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